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3751d"/>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Performance Metrics for Multi-Step Forecasting Measuring Win-Loss, Seasonal Variance and Forecast Stability: An Empirical Study"</text:span></text:h>
      <text:h text:style-name="P1" text:outline-level="3"><text:span text:style-name="Strong_20_Emphasis"/></text:h>
      <text:p text:style-name="Text_20_body">Zaman serisi tahmini, finans, iklim analizi, trafik yönetimi ve enerji tahmini gibi birçok alanda kullanılan kritik bir araştırma alanıdır. Derin öğrenme tabanlı çok adımlı tahmin modellerinin değerlendirilmesi, genellikle hata metriklerinin zaman serileri boyunca ve tahmin ufku genelinde ortalaması alınarak yapılmaktadır. Ancak, bu yaklaşım bazı önemli içgörüleri gizleyebilir ve model seçim sürecinde pratik açıdan faydalı bilgiler sunamayabilir.</text:p>
      <text:p text:style-name="Text_20_body">Bu çalışma, çok adımlı tahmin modellerinin değerlendirilmesi için <text:span text:style-name="Strong_20_Emphasis">dört yeni performans metriği</text:span> önermektedir:</text:p>
      <text:list xml:id="list3127889826" text:style-name="L1">
        <text:list-item>
          <text:p text:style-name="P3"><text:span text:style-name="Strong_20_Emphasis">Win-Loss Metriği:</text:span> Modellerin farklı zaman serileri üzerindeki performanslarını karşılaştırarak, modelin tüm serilerde mi üstün olduğunu yoksa yalnızca belirli bir alt kümede mi başarılı olduğunu gösterir.</text:p>
        </text:list-item>
        <text:list-item>
          <text:p text:style-name="P3"><text:span text:style-name="Strong_20_Emphasis">Varyans Ağırlıklı Hata:</text:span> Sezonsal dönemler arasındaki varyans farklarını dikkate alarak, yüksek belirsizlik dönemlerinde daha iyi tahmin yapan modelleri öne çıkarır.</text:p>
        </text:list-item>
        <text:list-item>
          <text:p text:style-name="P3"><text:span text:style-name="Strong_20_Emphasis">Delta Ufuk Metriği:</text:span> Modellerin tahminlerini zaman içinde ne kadar güncellediğini ölçerek, stabil tahminlerin avantajlarını vurgular.</text:p>
        </text:list-item>
        <text:list-item>
          <text:p text:style-name="P2"><text:span text:style-name="Strong_20_Emphasis">Ayrıştırılmış Hata Metrikleri:</text:span> Hata türlerini trend, sezonluk bileşenler ve gürültüye göre ayrıştırarak modelin hangi bileşenlerde daha fazla hata yaptığını analiz etmeye yardımcı olur.</text:p>
        </text:list-item>
      </text:list>
      <text:p text:style-name="Text_20_body">Bu yeni metriklerin etkinliğini göstermek için beş benchmark veri seti kullanılarak deneyler gerçekleştirilmiştir. Sonuçlar, mevcut hata metriklerinin ortalaması alındığında önemli bilgilerin kaybolduğunu ve önerilen metriklerin model performansını daha iyi anlamak için faydalı olduğunu göstermektedir.</text:p>
      <text:p text:style-name="Text_20_body">Önerilen metriklerin etkinliğini değerlendirmek için <text:span text:style-name="Strong_20_Emphasis">elektrik tüketimi, trafik yoğunluğu, finansal volatilite, güneş enerjisi üretimi ve rüzgar enerjisi üretimi</text:span> verilerinden oluşan beş farklı veri kümesi kullanılmıştır. Çalışmada dört farklı derin öğrenme modeli ve bir geleneksel zaman serisi tahmin modeli test edilmiştir:</text:p>
      <text:list xml:id="list504836079" text:style-name="L2">
        <text:list-item>
          <text:p text:style-name="P5"><text:span text:style-name="Strong_20_Emphasis">SARIMA (Sezonsal ARIMA)</text:span></text:p>
        </text:list-item>
        <text:list-item>
          <text:p text:style-name="P5"><text:span text:style-name="Strong_20_Emphasis">Sequence-to-Sequence (Seq2Seq) modeli</text:span></text:p>
        </text:list-item>
        <text:list-item>
          <text:p text:style-name="P5"><text:span text:style-name="Strong_20_Emphasis">Temporal Convolutional Network (TCN)</text:span></text:p>
        </text:list-item>
        <text:list-item>
          <text:p text:style-name="P5"><text:span text:style-name="Strong_20_Emphasis">DeepAR (Amazon Research tarafından geliştirilen bir olasılıksal model)</text:span></text:p>
        </text:list-item>
        <text:list-item>
          <text:p text:style-name="P4"><text:span text:style-name="Strong_20_Emphasis">Temporal Fusion Transformer (TFT) (Google Research tarafından önerilen ve en güncel tahmin yöntemlerinden biri)</text:span></text:p>
        </text:list-item>
      </text:list>
      <text:p text:style-name="Text_20_body">Deneylerde farklı hata metrikleri kullanılarak modellerin başarıları karşılaştırılmıştır. Mevcut hata metrikleri (örneğin, <text:span text:style-name="Strong_20_Emphasis">MASE</text:span> ve <text:span text:style-name="Strong_20_Emphasis">RMSSE</text:span>) kullanıldığında, bazı modellerin belirli veri kümelerinde daha iyi performans gösterdiği ancak bunun nedeninin anlaşılamadığı görülmüştür.</text:p>
      <text:p text:style-name="Text_20_body"><text:span text:style-name="Strong_20_Emphasis">Win-Loss Metriği</text:span> uygulandığında, örneğin <text:span text:style-name="Strong_20_Emphasis">SARIMA modelinin bazı zaman serilerinde en iyi performansı verdiği, ancak diğerlerinde en kötü olduğu</text:span> ortaya çıkmıştır. Bu, ortalama hata metrikleriyle belirlenemeyen bir bilgidir. Ayrıca, <text:span text:style-name="Strong_20_Emphasis">TFT modeli bazı veri kümelerinde en iyi sonucu verse de belirli serilerde başarısız olduğu tespit edilmiştir</text:span>.</text:p>
      <text:p text:style-name="Text_20_body"><text:soft-page-break/><text:span text:style-name="Strong_20_Emphasis">Varyans Ağırlıklı Hata Metriği</text:span> incelendiğinde, bazı modellerin özellikle yüksek varyansa sahip dönemlerde (örneğin, yoğun saatlerde trafik tahmini) daha iyi performans gösterdiği görülmüştür. Geleneksel hata metrikleri bu farkı göz ardı ettiği için bu yeni metrik, sezonsal dönemlerdeki tahmin doğruluğunu anlamada daha faydalı olmuştur.</text:p>
      <text:p text:style-name="Text_20_body"><text:span text:style-name="Strong_20_Emphasis">Delta Ufuk Metriği</text:span>, modellerin tahminlerini zaman içinde ne kadar değiştirdiğini ölçmüştür. Daha istikrarlı tahmin yapan modeller, özellikle uzun vadeli planlamalar için daha avantajlı olabilir. Örneğin, DeepAR modeli agresif güncellemeler yaparken, TFT modeli daha sabit tahminler üretmiştir.</text:p>
      <text:p text:style-name="Text_20_body">Son olarak, <text:span text:style-name="Strong_20_Emphasis">Ayrıştırılmış Hata Metrikleri</text:span> kullanılarak, modellerin <text:span text:style-name="Strong_20_Emphasis">trend, sezonluk bileşenler ve gürültü üzerindeki hataları analiz edilmiştir</text:span>. Özellikle güneş enerjisi verilerinde, bazı modellerin sezonluk bileşenleri yanlış tahmin ettiği, diğerlerinin ise gürültüden daha fazla etkilendiği görülmüştür. Bu tür ayrıştırmalar, modelin hangi yönlerinin iyileştirilmesi gerektiğini belirlemede büyük fayda sağlamıştır.</text:p>
      <text:p text:style-name="Text_20_body">Bu çalışma, çok adımlı tahmin modellerinin değerlendirilmesi için mevcut hata metriklerinin yetersizliklerini ortaya koymuş ve <text:span text:style-name="Strong_20_Emphasis">dört yeni performans metriği</text:span> önermiştir. Yapılan deneyler, <text:span text:style-name="Strong_20_Emphasis">Win-Loss Metriği, Varyans Ağırlıklı Hata, Delta Ufuk Metriği ve Ayrıştırılmış Hata Metriklerinin</text:span>, modellerin performanslarını daha iyi anlamaya yardımcı olduğunu göstermiştir.</text:p>
      <text:p text:style-name="Text_20_body">Özellikle <text:span text:style-name="Strong_20_Emphasis">Win-Loss Metriği</text:span>, bir modelin tüm veri kümesinde mi üstün olduğu yoksa yalnızca belirli serilerde mi iyi performans gösterdiğini belirlemeye yardımcı olmuştur. <text:span text:style-name="Strong_20_Emphasis">Varyans Ağırlıklı Hata</text:span>, yüksek belirsizlik dönemlerinde daha iyi tahmin yapan modellerin seçilmesini sağlamıştır. <text:span text:style-name="Strong_20_Emphasis">Delta Ufuk Metriği</text:span>, tahmin istikrarını analiz etmeye yardımcı olurken, <text:span text:style-name="Strong_20_Emphasis">Ayrıştırılmış Hata Metrikleri</text:span>, model hatalarının kaynağını belirleme konusunda önemli içgörüler sunmuştur.</text:p>
      <text:p text:style-name="Text_20_body">Sonuç olarak, bu çalışma, <text:span text:style-name="Strong_20_Emphasis">çok adımlı zaman serisi tahmin modellerinin değerlendirilmesini daha kapsamlı hale getiren yeni metrikler sunmakta ve gelecekteki çalışmalar için güçlü bir temel oluşturmaktadır</text:span>. Bu metriklerin farklı sektörlerde (örneğin, finans, enerji, ulaşım) uygulanabilirliği genişletilebilir ve gelecekteki tahmin modellerinin geliştirilmesine katkı sağlayabilir.</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6:34:08.958070519</meta:creation-date>
    <dc:date>2025-02-25T07:47:24.148936672</dc:date>
    <meta:editing-duration>PT45M32S</meta:editing-duration>
    <meta:editing-cycles>9</meta:editing-cycles>
    <meta:generator>LibreOffice/7.3.7.2$Linux_X86_64 LibreOffice_project/30$Build-2</meta:generator>
    <meta:document-statistic meta:table-count="0" meta:image-count="0" meta:object-count="0" meta:page-count="2" meta:paragraph-count="22" meta:word-count="620" meta:character-count="5151" meta:non-whitespace-character-count="4562"/>
  </office:meta>
</office:document-meta>
</file>